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5"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T1" style:family="text">
      <style:text-properties style:font-name="Arial" fo:language="es" fo:country="UY" style:language-complex="ar" style:country-complex="SA"/>
    </style:style>
    <style:style style:name="T2" style:family="text">
      <style:text-properties style:font-name="Arial" fo:language="es" fo:country="UY" fo:font-weight="normal" style:font-name-asian="Arial" style:font-weight-asian="normal" style:language-complex="ar" style:country-complex="SA" style:font-weight-complex="normal"/>
    </style:style>
    <style:style style:name="T3" style:family="text">
      <style:text-properties style:font-name="Arial" fo:language="es" fo:country="UY" fo:font-style="italic" fo:font-weight="normal" style:font-name-asian="Arial" style:font-style-asian="italic" style:font-weight-asian="normal" style:language-complex="ar" style:country-complex="SA" style:font-style-complex="italic" style:font-weight-complex="normal"/>
    </style:style>
    <style:style style:name="T4" style:family="text">
      <style:text-properties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T5" style:family="text">
      <style:text-properties style:font-name="Arial" fo:language="es" fo:country="ES" fo:font-weight="normal" style:font-name-asian="Arial" style:font-weight-asian="normal" style:language-complex="ar" style:country-complex="SA" style:font-weight-complex="normal"/>
    </style:style>
    <style:style style:name="T6" style:family="text">
      <style:text-properties fo:color="#ff0000" style:font-name="Arial" fo:language="es" fo:country="UY" style:language-complex="ar" style:country-complex="SA"/>
    </style:style>
    <style:style style:name="T7" style:family="text">
      <style:text-properties style:use-window-font-color="true" style:font-name="Arial" fo:language="es" fo:country="UY"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ción de Requerimientos</text:p>
      <text:p text:style-name="P1"/>
      <text:p text:style-name="P4">Desde el inicio el objetivo fundamental del proyecto fue el desarrollo de un producto de software para la facilitación del estudio e investigación del comportamiento de los acuiferos, con énfasis en los tipos de acuiferos existentes en nuestro país.</text:p>
      <text:p text:style-name="P4"/>
      <text:p text:style-name="P4">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4"/>
      <text:p text:style-name="P4">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4"/>
      <text:p text:style-name="P4">Teniendo en cuenta esta situación, resulta lógico establecer la entrega de prototipos y entrevistas virtuales, como puntos de inflexión en la evolución de los conjuntos de requerimientos.</text:p>
      <text:p text:style-name="P4"/>
      <text:p text:style-name="P2"><text:span text:style-name="T1">Como principio nuestra tutora Carla Forni nos presentó un documento impreso</text:span><text:span text:style-name="T1"><text:note text:id="ftn1" text:note-class="footnote"><text:note-citation>1</text:note-citation><text:note-body><text:p text:style-name="Footnote">Propuesta de proyecto.</text:p></text:note-body></text:note></text:span><text:span text:style-name="T1"> bajo el título: “Desarrollo de un programa de interpretación de ensayos de bombeo en un acuifero” el cual nos daba las primeras pautas en cuanto a los objetivos y requerimientos, a continuación la lista de requerimientos inicial:</text:span></text:p>
      <text:p text:style-name="P4"/>
      <text:p text:style-name="P4">Crear proyecto.</text:p>
      <text:p text:style-name="P4"/>
      <text:p text:style-name="P4">Ingreso de dimensiones del dominio a representar.</text:p>
      <text:p text:style-name="P4"/>
      <text:p text:style-name="P4">Selección de método solución, e ingreso de parámetros asociados al método.</text:p>
      <text:p text:style-name="P4"/>
      <text:p text:style-name="P4">Creación del dominio.</text:p>
      <text:p text:style-name="P4"/>
      <text:p text:style-name="P4">Ingreso o exportación de caudal bombeado.</text:p>
      <text:p text:style-name="P4"/>
      <text:p text:style-name="P4">Ingreso o exportación de observaciones.</text:p>
      <text:p text:style-name="P4"/>
      <text:p text:style-name="P4"><text:bookmark-start text:name="__DdeLink__33271_317611725"/>Ingreso gráfico o mediante datos de puntos en el dominio.</text:p>
      <text:p text:style-name="P4"/>
      <text:p text:style-name="P4">Asociación de datos a puntos en el dominio.</text:p>
      <text:p text:style-name="P4"><text:bookmark-end text:name="__DdeLink__33271_317611725"/></text:p>
      <text:p text:style-name="P4">Ingreso gráfico o mediante datos de rectas en el dominio.</text:p>
      <text:p text:style-name="P4"/>
      <text:p text:style-name="P4">Asociación de datos a una recta en el dominio.</text:p>
      <text:p text:style-name="P4"/>
      <text:p text:style-name="P4">Selección de algoritmo de optimización.</text:p>
      <text:p text:style-name="P4"/>
      <text:p text:style-name="P4">Visualización de resultados.</text:p>
      <text:p text:style-name="P4"/>
      <text:p text:style-name="P4">Generación de animaciónes.</text:p>
      <text:p text:style-name="P4"><text:soft-page-break/>Generación de gráficos 2D.</text:p>
      <text:p text:style-name="P4"/>
      <text:p text:style-name="P4">Creación de base de datos para manipulación de datos de campo y simulación.</text:p>
      <text:p text:style-name="P4"/>
      <text:p text:style-name="P2"><text:span text:style-name="T1">En suma se debía crear, mediante interfaz gráfica, un nuevo proyecto, con determinadas dimensiones para un dominio sobre el cual se pudiesen <text:s/>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comenzar con la asociación de datos a los elementos del dominio. Y seleccionar un método de optimización para posteriormente ver gráficas y animaciones resultantes del analisis de los datos. </text:span><text:span text:style-name="T6">[no sé si a esta altura ya discerniamos que las gráficas podían ser visualizadas sin necesidad de pasar por la etapa de optimización] <text:s/></text:span><text:span text:style-name="T7">En principio los datos de campo y de simulación generados debían de ser almacenados en un medio persistente.</text:span></text:p>
      <text:p text:style-name="P3"/>
      <text:p text:style-name="P2"><text:span text:style-name="T1">El día </text:span><text:span text:style-name="T6">[si andan por ahí día y mes de la primera reunión]</text:span><text:span text:style-name="T1"> <text:s/>de Octubre del 2011 se llevó a cabo la primera reunión entre las partes interesadas en nuestra ciudad, Paysandú, la cual fue decisiva como manera de esclarecer el <text:s/>problema y <text:s/>los conceptos del dominio de esa realidad. <text:s/>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2"><text:span text:style-name="T1"/></text:p>
      <text:p text:style-name="P2"><text:span text:style-name="T1">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span></text:p>
      <text:p text:style-name="P2"><text:span text:style-name="T1"/></text:p>
      <text:p text:style-name="P2"><text:span text:style-name="T1">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span></text:p>
      <text:p text:style-name="P2"><text:span text:style-name="T1"/></text:p>
      <text:p text:style-name="P2"><text:span text:style-name="T1">A partir de esta reunión la identificación de requerimientos fue tomando una forma más específica, reconociéndose los siguientes, y sus funcionalidades:</text:span></text:p>
      <text:p text:style-name="P2"><text:span text:style-name="T1"/></text:p>
      <text:p text:style-name="P2"><text:span text:style-name="T1">Creación de un nuevo proyecto</text:span><text:span text:style-name="T2">, consistiendo en ingresar el alto y ancho del dominio sobre el cual se va a trabajar, junto con el método solución elegido y sus parámetros asociados.</text:span></text:p>
      <text:p text:style-name="P2"><text:span text:style-name="T2"/></text:p>
      <text:p text:style-name="P2"><text:span text:style-name="T2">Ingresar o importar caudales de bombeo, consiste en el ingreso manual, o mediante ficheros con cierta estructura, de datos asociados al caudal bombeado en determinado pozo.</text:span></text:p>
      <text:p text:style-name="P2"><text:span text:style-name="T2"/></text:p>
      <text:p text:style-name="P2"><text:span text:style-name="T2">Ingresar o importar observaciones de ensayo, consiste en el ingreso manual, o mediante ficheros con cierta estructura, de datos asociados las observaciones hechas determinado pozo.</text:span></text:p>
      <text:p text:style-name="P2"><text:span text:style-name="T2"/></text:p>
      <text:p text:style-name="P2"><text:soft-page-break/><text:span text:style-name="T2">Definir dominio, consiste en un plano 2D sobre el cual se van a ingresar y modificar los pozos y barreras, esto podrá ser hecho mediante coordenadas y con la interacción gráfica. Es un requerimiento central del proyecto, ya que por este medio se harán las asociaciones a los pozos, se determinará la existencias de barreras, <text:s/>y su distribución por el dominio. Las gráficas trabajarán en torno a los datos que estén manifiestos en dicho dominio.</text:span></text:p>
      <text:p text:style-name="P2"><text:span text:style-name="T2"/></text:p>
      <text:p text:style-name="P2"><text:span text:style-name="T2">Métodos de solución, </text:span><text:span text:style-name="T4">el método de solución es el problema directo, en el cual se tienen los valores de los parámetros, por ejemplo T y S y a partir de estos se calcula el descenso en todos los puntos del dominio (se obtienen los h).</text:span></text:p>
      <text:p text:style-name="P2"><text:span text:style-name="T2"/></text:p>
      <text:p text:style-name="P2"><text:span text:style-name="T2">Asociar datos a pozos de observación, consiste en la tarea de asociar datos de observación a dichos pozos.</text:span></text:p>
      <text:p text:style-name="P2"><text:span text:style-name="T2"/></text:p>
      <text:p text:style-name="P2"><text:span text:style-name="T2">Asociar datos a pozos de bombeo, consiste en la tarea de asociarles datos de bombeo a dichos pozos.</text:span></text:p>
      <text:p text:style-name="P2"><text:span text:style-name="T2"/></text:p>
      <text:p text:style-name="P2"><text:span text:style-name="T2">Visualización de resultados y animación, luego de la aplicacion del método solución a través de los datos y los parámetros ingresados al momento de la creación del proyecto se representarán diferentes gráficas en 2D y 3D. Las mismas deberan poder ser pausadas, rebobinadas, y aumentada su velocidad de reproducción.</text:span></text:p>
      <text:p text:style-name="P2"><text:span text:style-name="T2"/></text:p>
      <text:p text:style-name="P2"><text:span text:style-name="T2">Algoritmos de optimización, e</text:span><text:span text:style-name="T4">l algoritmo de optimización permite resolver el problema inverso al que es resuelto por el método de solución. Se parte de algunos valores de h observados y se prueba con diferentes T y S para encontrar lo que dé más parecido.</text:span></text:p>
      <text:p text:style-name="P2"><text:span text:style-name="T2"/></text:p>
      <text:p text:style-name="P2"><text:span text:style-name="T2">Visualizar gráfica de optimización, se generará una gráfica a partir </text:span><text:span text:style-name="T5">de las función objetivo de optimización en función de parámetros del problema y de las observ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1"/>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meta:initial-creator>
    <meta:creation-date>2012-02-10T09:41:10</meta:creation-date>
    <dc:date>2012-02-10T19:32:04</dc:date>
    <meta:editing-duration>PT8H27M19S</meta:editing-duration>
    <meta:editing-cycles>32</meta:editing-cycles>
    <meta:generator>LibreOffice/3.4$Unix LibreOffice_project/340m1$Build-402</meta:generator>
    <meta:document-statistic meta:table-count="0" meta:image-count="0" meta:object-count="0" meta:page-count="3" meta:paragraph-count="37" meta:word-count="1085" meta:character-count="6770" meta:non-whitespace-character-count="5712"/>
  </office:meta>
</office:document-meta>
</file>